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616cm" fo:min-width="1.0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cm" svg:height="0.9cm" svg:x="1.3cm" svg:y="0.05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.3cm" svg:y1="0.5cm" svg:x2="0.1cm" svg:y2="0.5cm" draw:start-shape="id1" draw:start-glue-point="3" svg:d="M1300 500h-1200" svg:viewBox="0 0 1201 1">
          <text:p/>
        </draw:connector>
        <draw:connector draw:style-name="gr3" draw:text-style-name="P2" draw:layer="layout" svg:x1="4.091cm" svg:y1="0.5cm" svg:x2="2.9cm" svg:y2="0.5cm" draw:start-shape="id2" draw:start-glue-point="3" draw:end-shape="id1" draw:end-glue-point="1" svg:d="M4091 500h-1191" svg:viewBox="0 0 1192 1">
          <text:p/>
        </draw:connector>
        <draw:frame draw:style-name="gr4" draw:text-style-name="P2" draw:layer="layout" svg:width="1.031cm" svg:height="0.454cm" svg:x="1.6cm" svg:y="0.2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2" draw:layer="layout" svg:width="0.81cm" svg:height="0.424cm" svg:x="0.201cm" svg:y="0.0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2" draw:layer="layout" svg:width="0.943cm" svg:height="0.424cm" svg:x="3.001cm" svg:y="0.07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1" draw:text-style-name="P1" xml:id="id2" draw:id="id2" draw:layer="layout" svg:width="1.6cm" svg:height="0.9cm" svg:x="4.091cm" svg:y="0.05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6.891cm" svg:y1="0.5cm" svg:x2="5.691cm" svg:y2="0.5cm" draw:end-shape="id2" draw:end-glue-point="1" svg:d="M6891 500h-1200" svg:viewBox="0 0 1201 1">
          <text:p/>
        </draw:connector>
        <draw:frame draw:style-name="gr4" draw:text-style-name="P2" draw:layer="layout" svg:width="1.035cm" svg:height="0.454cm" svg:x="4.391cm" svg:y="0.2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2" draw:layer="layout" svg:width="0.849cm" svg:height="0.424cm" svg:x="5.792cm" svg:y="0.07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4-06T11:02:48.624749225</dc:date>
    <meta:editing-duration>PT15M40S</meta:editing-duration>
    <meta:editing-cycles>12</meta:editing-cycles>
    <meta:generator>LibreOffice/5.4.6.2$Linux_X86_64 LibreOffice_project/40$Build-2</meta:generator>
    <meta:document-statistic meta:object-count="10"/>
  </office:meta>
</office:document-meta>
</file>

<file path=Object 1/content.xml><?xml version="1.0" encoding="utf-8"?>
<math xmlns="http://www.w3.org/1998/Math/MathML" display="block">
  <semantics>
    <mrow>
      <msub>
        <mi>G</mi>
        <mn>1</mn>
      </msub>
      <mrow>
        <mo fence="true" stretchy="false">(</mo>
        <mrow>
          <mi>s</mi>
        </mrow>
        <mo fence="true" stretchy="false">)</mo>
      </mrow>
    </mrow>
    <annotation encoding="StarMath 5.0">G_1(s)</annotation>
  </semantics>
</math>
</file>

<file path=Object 2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t)</annotation>
  </semantics>
</math>
</file>

<file path=Object 3/content.xml><?xml version="1.0" encoding="utf-8"?>
<math xmlns="http://www.w3.org/1998/Math/MathML" display="block">
  <semantics>
    <mrow>
      <mi>u</mi>
      <mi>'</mi>
      <mrow>
        <mo fence="true" stretchy="false">(</mo>
        <mrow>
          <mi>t</mi>
        </mrow>
        <mo fence="true" stretchy="false">)</mo>
      </mrow>
    </mrow>
    <annotation encoding="StarMath 5.0">u' (t)</annotation>
  </semantics>
</math>
</file>

<file path=Object 4/content.xml><?xml version="1.0" encoding="utf-8"?>
<math xmlns="http://www.w3.org/1998/Math/MathML" display="block">
  <semantics>
    <mrow>
      <msub>
        <mi>G</mi>
        <mn>2</mn>
      </msub>
      <mrow>
        <mo fence="true" stretchy="false">(</mo>
        <mrow>
          <mi>s</mi>
        </mrow>
        <mo fence="true" stretchy="false">)</mo>
      </mrow>
    </mrow>
    <annotation encoding="StarMath 5.0">G_2(s)</annotation>
  </semantics>
</math>
</file>

<file path=Object 5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t)</annotation>
  </semantics>
</math>
</file>